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8.899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44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3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1.0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ce3"/>
        <table:table-column table:style-name="co9" table:default-cell-style-name="ce1"/>
        <table:table-column table:style-name="co5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1"/>
        <table:table-column table:style-name="co11" table:default-cell-style-name="Default"/>
        <table:table-row table:style-name="ro1">
          <table:table-cell table:style-name="ce1" office:value-type="string">
            <text:p>Política comparada II, ago-dic 2011</text:p>
          </table:table-cell>
          <table:table-cell table:number-columns-repeated="10"/>
          <table:table-cell table:style-name="Default"/>
          <table:table-cell table:number-columns-repeated="8"/>
          <table:table-cell table:style-name="Default" table:number-columns-repeated="3"/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0.1">
            <text:p>0.1</text:p>
          </table:table-cell>
          <table:table-cell table:number-columns-repeated="2" office:value-type="float" office:value="0.4">
            <text:p>0.4</text:p>
          </table:table-cell>
          <table:table-cell table:number-columns-repeated="4" office:value-type="float" office:value="0.5">
            <text:p>0.5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table:number-columns-repeated="11"/>
          <table:table-cell table:style-name="Default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clave_unica</text:p>
          </table:table-cell>
          <table:table-cell office:value-type="string">
            <text:p>nombre_del_alumno</text:p>
          </table:table-cell>
          <table:table-cell office:value-type="string">
            <text:p>parcial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p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p</text:p>
          </table:table-cell>
          <table:table-cell table:style-name="Default" office:value-type="string">
            <text:p>calif</text:p>
          </table:table-cell>
          <table:table-cell office:value-type="string">
            <text:p>extra</text:p>
          </table:table-cell>
          <table:table-cell office:value-type="string">
            <text:p>g_fin</text:p>
          </table:table-cell>
          <table:table-cell office:value-type="string">
            <text:p>cat</text:p>
          </table:table-cell>
          <table:table-cell office:value-type="string">
            <text:p>cal</text:p>
          </table:table-cell>
          <table:table-cell office:value-type="string">
            <text:p>extra</text:p>
          </table:table-cell>
          <table:table-cell office:value-type="string">
            <text:p>final</text:p>
          </table:table-cell>
          <table:table-cell office:value-type="string">
            <text:p>2ex</text:p>
          </table:table-cell>
          <table:table-cell office:value-type="string">
            <text:p>partic</text:p>
          </table:table-cell>
          <table:table-cell office:value-type="string">
            <text:p>extra</text:p>
          </table:table-cell>
          <table:table-cell office:value-type="string">
            <text:p>sum</text:p>
          </table:table-cell>
          <table:table-cell office:value-type="string">
            <text:p>calif</text:p>
          </table:table-cell>
          <table:table-cell office:value-type="string">
            <text:p>edo</text:p>
          </table:table-cell>
          <table:table-cell office:value-type="string">
            <text:p>correo_electronico</text:p>
          </table:table-cell>
          <table:table-cell office:value-type="string">
            <text:p>notas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xxx</text:p>
          </table:table-cell>
          <table:table-cell office:value-type="string">
            <text:p>ex1</text:p>
          </table:table-cell>
          <table:table-cell office:value-type="string">
            <text:p>ex2</text:p>
          </table:table-cell>
          <table:table-cell office:value-type="string">
            <text:p>2ex</text:p>
          </table:table-cell>
          <table:table-cell office:value-type="string">
            <text:p>part</text:p>
          </table:table-cell>
          <table:table-cell office:value-type="string">
            <text:p>sum</text:p>
          </table:table-cell>
          <table:table-cell office:value-type="string">
            <text:p>calif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00104019</text:p>
          </table:table-cell>
          <table:table-cell office:value-type="string">
            <text:p>GUTIERREZ SANDOVAL MARIA TERES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formula="of:=+[.E4]*[.E$2]+[.F4]*[.F$2]+[.G4]*[.G$2]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+[.I4]*[.I$2]+[.J4]*[.J$2]" office:value-type="float" office:value="7">
            <text:p>7</text:p>
          </table:table-cell>
          <table:table-cell table:formula="of:=+([.H4]*[.H$2]+[.K4]*[.K$2])*10+[.M4]*10" office:value-type="float" office:value="65">
            <text:p>6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.5">
            <text:p>9.5</text:p>
          </table:table-cell>
          <table:table-cell/>
          <table:table-cell table:formula="of:=+[.P4]+[.Q4]" office:value-type="float" office:value="9.5">
            <text:p>9.5</text:p>
          </table:table-cell>
          <table:table-cell table:formula="of:=+[.L4]/10*0.5+[.R4]*0.5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4]/10*0.4+[.R4]*0.4+[.T4]*0.2+[.U4]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<text:a xlink:href="mailto:maritegutierrez88@gmail.com">maritegutierrez88@gmail.com</text:a></text:p>
          </table:table-cell>
          <table:table-cell table:number-columns-repeated="4"/>
          <table:table-cell table:formula="of:=+[.L4]/10" office:value-type="float" office:value="6.5">
            <text:p>6.5</text:p>
          </table:table-cell>
          <table:table-cell table:formula="of:=+[.R4]" office:value-type="float" office:value="9.5">
            <text:p>9.5</text:p>
          </table:table-cell>
          <table:table-cell table:formula="of:=+[.AD4]/2+[.AE4]/2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+[.AD4]*0.4+[.AE4]*0.4+[.AG4]*0.2" office:value-type="float" office:value="8">
            <text:p>8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00104352</text:p>
          </table:table-cell>
          <table:table-cell office:value-type="string">
            <text:p>RAMIREZ SANTIAGO URSU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formula="of:=+[.E5]*[.E$2]+[.F5]*[.F$2]+[.G5]*[.G$2]"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+[.I5]*[.I$2]+[.J5]*[.J$2]" office:value-type="float" office:value="7">
            <text:p>7</text:p>
          </table:table-cell>
          <table:table-cell table:formula="of:=+([.H5]*[.H$2]+[.K5]*[.K$2])*10+[.M5]*10" office:value-type="float" office:value="67">
            <text:p>67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/>
          <table:table-cell table:formula="of:=+[.P5]+[.Q5]" office:value-type="float" office:value="7.5">
            <text:p>7.5</text:p>
          </table:table-cell>
          <table:table-cell table:formula="of:=+[.L5]/10*0.5+[.R5]*0.5"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5]/10*0.4+[.R5]*0.4+[.T5]*0.2+[.U5]" office:value-type="float" office:value="7.08">
            <text:p>7.08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office:value-type="string">
            <text:p><text:a xlink:href="mailto:urzulla@gmail.com">urzulla@gmail.com</text:a></text:p>
          </table:table-cell>
          <table:table-cell table:number-columns-repeated="4"/>
          <table:table-cell table:formula="of:=+[.L5]/10" office:value-type="float" office:value="6.7">
            <text:p>6.7</text:p>
          </table:table-cell>
          <table:table-cell table:formula="of:=+[.R5]" office:value-type="float" office:value="7.5">
            <text:p>7.5</text:p>
          </table:table-cell>
          <table:table-cell table:formula="of:=+[.AD5]/2+[.AE5]/2" office:value-type="float" office:value="7.1">
            <text:p>7.1</text:p>
          </table:table-cell>
          <table:table-cell office:value-type="float" office:value="7">
            <text:p>7</text:p>
          </table:table-cell>
          <table:table-cell table:formula="of:=+[.AD5]*0.4+[.AE5]*0.4+[.AG5]*0.2" office:value-type="float" office:value="7.08">
            <text:p>7.08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00104817</text:p>
          </table:table-cell>
          <table:table-cell office:value-type="string">
            <text:p>GONZALEZ BENCOMO ENRIQU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+[.E6]*[.E$2]+[.F6]*[.F$2]+[.G6]*[.G$2]" office:value-type="float" office:value="7.3">
            <text:p>7.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+[.I6]*[.I$2]+[.J6]*[.J$2]" office:value-type="float" office:value="8.5">
            <text:p>8.5</text:p>
          </table:table-cell>
          <table:table-cell table:formula="of:=+([.H6]*[.H$2]+[.K6]*[.K$2])*10+[.M6]*10" office:value-type="float" office:value="79">
            <text:p>7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.5">
            <text:p>9.5</text:p>
          </table:table-cell>
          <table:table-cell/>
          <table:table-cell table:formula="of:=+[.P6]+[.Q6]" office:value-type="float" office:value="9.5">
            <text:p>9.5</text:p>
          </table:table-cell>
          <table:table-cell table:formula="of:=+[.L6]/10*0.5+[.R6]*0.5" office:value-type="float" office:value="8.7">
            <text:p>8.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6]/10*0.4+[.R6]*0.4+[.T6]*0.2+[.U6]" office:value-type="float" office:value="8.56">
            <text:p>8.56</text:p>
          </table:table-cell>
          <table:table-cell office:value-type="float" office:value="9">
            <text:p>9</text:p>
          </table:table-cell>
          <table:table-cell office:value-type="string">
            <text:p>bc</text:p>
          </table:table-cell>
          <table:table-cell office:value-type="string">
            <text:p><text:a xlink:href="mailto:engober2000@yahoo.com">engober2000@yahoo.com</text:a></text:p>
          </table:table-cell>
          <table:table-cell office:value-type="string">
            <text:p>Huevón pero inteligente, preguntas interesantes</text:p>
          </table:table-cell>
          <table:table-cell table:number-columns-repeated="3"/>
          <table:table-cell table:formula="of:=+[.L6]/10" office:value-type="float" office:value="7.9">
            <text:p>7.9</text:p>
          </table:table-cell>
          <table:table-cell table:formula="of:=+[.R6]" office:value-type="float" office:value="9.5">
            <text:p>9.5</text:p>
          </table:table-cell>
          <table:table-cell table:formula="of:=+[.AD6]/2+[.AE6]/2" office:value-type="float" office:value="8.7">
            <text:p>8.7</text:p>
          </table:table-cell>
          <table:table-cell table:formula="of:=+[.T6]" office:value-type="float" office:value="8">
            <text:p>8</text:p>
          </table:table-cell>
          <table:table-cell table:formula="of:=+[.AD6]*0.4+[.AE6]*0.4+[.AG6]*0.2" office:value-type="float" office:value="8.56">
            <text:p>8.56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00104909</text:p>
          </table:table-cell>
          <table:table-cell office:value-type="string">
            <text:p>GAMBOA SORENSEN LUCI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+[.E7]*[.E$2]+[.F7]*[.F$2]+[.G7]*[.G$2]" office:value-type="float" office:value="7.8">
            <text:p>7.8</text:p>
          </table:table-cell>
          <table:table-cell office:value-type="float" office:value="8.5">
            <text:p>8.5</text:p>
          </table:table-cell>
          <table:table-cell office:value-type="float" office:value="7">
            <text:p>7</text:p>
          </table:table-cell>
          <table:table-cell table:formula="of:=+[.I7]*[.I$2]+[.J7]*[.J$2]" office:value-type="float" office:value="7.75">
            <text:p>7.75</text:p>
          </table:table-cell>
          <table:table-cell table:formula="of:=+([.H7]*[.H$2]+[.K7]*[.K$2])*10+[.M7]*10" office:value-type="float" office:value="79.75">
            <text:p>80</text:p>
          </table:table-cell>
          <table:table-cell office:value-type="float" office:value="0.2">
            <text:p>0.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+[.P7]+[.Q7]" office:value-type="float" office:value="10">
            <text:p>10</text:p>
          </table:table-cell>
          <table:table-cell table:formula="of:=+[.L7]/10*0.5+[.R7]*0.5" office:value-type="float" office:value="8.9875">
            <text:p>8.99</text:p>
          </table:table-cell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table:formula="of:=+[.L7]/10*0.4+[.R7]*0.4+[.T7]*0.2+[.U7]" office:value-type="float" office:value="9.44">
            <text:p>9.44</text:p>
          </table:table-cell>
          <table:table-cell office:value-type="float" office:value="10">
            <text:p>10</text:p>
          </table:table-cell>
          <table:table-cell office:value-type="string">
            <text:p>df</text:p>
          </table:table-cell>
          <table:table-cell office:value-type="string">
            <text:p><text:a xlink:href="mailto:luciagamboa@gmail.com">luciagamboa@gmail.com</text:a> </text:p>
          </table:table-cell>
          <table:table-cell table:number-columns-repeated="4"/>
          <table:table-cell table:formula="of:=+[.L7]/10" office:value-type="float" office:value="7.975">
            <text:p>7.98</text:p>
          </table:table-cell>
          <table:table-cell table:formula="of:=+[.R7]" office:value-type="float" office:value="10">
            <text:p>10</text:p>
          </table:table-cell>
          <table:table-cell table:formula="of:=+[.AD7]/2+[.AE7]/2" office:value-type="float" office:value="8.9875">
            <text:p>8.99</text:p>
          </table:table-cell>
          <table:table-cell office:value-type="float" office:value="10">
            <text:p>10</text:p>
          </table:table-cell>
          <table:table-cell table:formula="of:=+[.AD7]*0.4+[.AE7]*0.4+[.AG7]*0.2" office:value-type="float" office:value="9.19">
            <text:p>9.19</text:p>
          </table:table-cell>
          <table:table-cell office:value-type="float" office:value="9">
            <text:p>9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00107625</text:p>
          </table:table-cell>
          <table:table-cell office:value-type="string">
            <text:p>ZARKIN NOTNI JESSIC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table:formula="of:=+[.E8]*[.E$2]+[.F8]*[.F$2]+[.G8]*[.G$2]" office:value-type="float" office:value="8.4">
            <text:p>8.4</text:p>
          </table:table-cell>
          <table:table-cell table:number-columns-repeated="2" office:value-type="float" office:value="10">
            <text:p>10</text:p>
          </table:table-cell>
          <table:table-cell table:formula="of:=+[.I8]*[.I$2]+[.J8]*[.J$2]" office:value-type="float" office:value="10">
            <text:p>10</text:p>
          </table:table-cell>
          <table:table-cell table:formula="of:=+([.H8]*[.H$2]+[.K8]*[.K$2])*10+[.M8]*10" office:value-type="float" office:value="92">
            <text:p>92</text:p>
          </table:table-cell>
          <table:table-cell/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9.5">
            <text:p>9.5</text:p>
          </table:table-cell>
          <table:table-cell/>
          <table:table-cell table:formula="of:=+[.P8]+[.Q8]" office:value-type="float" office:value="9.5">
            <text:p>9.5</text:p>
          </table:table-cell>
          <table:table-cell table:formula="of:=+[.L8]/10*0.5+[.R8]*0.5" office:value-type="float" office:value="9.35">
            <text:p>9.35</text:p>
          </table:table-cell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table:formula="of:=+[.L8]/10*0.4+[.R8]*0.4+[.T8]*0.2+[.U8]" office:value-type="float" office:value="9.73">
            <text:p>9.73</text:p>
          </table:table-cell>
          <table:table-cell office:value-type="float" office:value="10">
            <text:p>10</text:p>
          </table:table-cell>
          <table:table-cell office:value-type="string">
            <text:p>df</text:p>
          </table:table-cell>
          <table:table-cell office:value-type="string">
            <text:p><text:a xlink:href="mailto:jesszarkin.fal@gmail.com">jesszarkin.fal@gmail.com</text:a> </text:p>
          </table:table-cell>
          <table:table-cell table:number-columns-repeated="4"/>
          <table:table-cell table:formula="of:=+[.L8]/10" office:value-type="float" office:value="9.2">
            <text:p>9.2</text:p>
          </table:table-cell>
          <table:table-cell table:formula="of:=+[.R8]" office:value-type="float" office:value="9.5">
            <text:p>9.5</text:p>
          </table:table-cell>
          <table:table-cell table:formula="of:=+[.AD8]/2+[.AE8]/2" office:value-type="float" office:value="9.35">
            <text:p>9.35</text:p>
          </table:table-cell>
          <table:table-cell table:formula="of:=+[.T8]" office:value-type="float" office:value="10">
            <text:p>10</text:p>
          </table:table-cell>
          <table:table-cell table:formula="of:=+[.AD8]*0.4+[.AE8]*0.4+[.AG8]*0.2" office:value-type="float" office:value="9.48">
            <text:p>9.48</text:p>
          </table:table-cell>
          <table:table-cell office:value-type="float" office:value="9">
            <text:p>9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00107769</text:p>
          </table:table-cell>
          <table:table-cell office:value-type="string">
            <text:p>ESQUIVEL SUAREZ MARIANA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formula="of:=+[.E9]*[.E$2]+[.F9]*[.F$2]+[.G9]*[.G$2]"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formula="of:=+[.I9]*[.I$2]+[.J9]*[.J$2]" office:value-type="float" office:value="9.75">
            <text:p>9.75</text:p>
          </table:table-cell>
          <table:table-cell table:formula="of:=+([.H9]*[.H$2]+[.K9]*[.K$2])*10+[.M9]*10" office:value-type="float" office:value="93.75">
            <text:p>94</text:p>
          </table:table-cell>
          <table:table-cell/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9.5">
            <text:p>9.5</text:p>
          </table:table-cell>
          <table:table-cell/>
          <table:table-cell table:formula="of:=+[.P9]+[.Q9]" office:value-type="float" office:value="9.5">
            <text:p>9.5</text:p>
          </table:table-cell>
          <table:table-cell table:formula="of:=+[.L9]/10*0.5+[.R9]*0.5" office:value-type="float" office:value="9.4375">
            <text:p>9.44</text:p>
          </table:table-cell>
          <table:table-cell office:value-type="float" office:value="9">
            <text:p>9</text:p>
          </table:table-cell>
          <table:table-cell office:value-type="float" office:value="0.25">
            <text:p>0.25</text:p>
          </table:table-cell>
          <table:table-cell table:formula="of:=+[.L9]/10*0.4+[.R9]*0.4+[.T9]*0.2+[.U9]" office:value-type="float" office:value="9.6">
            <text:p>9.6</text:p>
          </table:table-cell>
          <table:table-cell office:value-type="float" office:value="10">
            <text:p>10</text:p>
          </table:table-cell>
          <table:table-cell office:value-type="string">
            <text:p>df</text:p>
          </table:table-cell>
          <table:table-cell office:value-type="string">
            <text:p><text:a xlink:href="mailto:esquivel.mariana@hotmail.com">esquivel.mariana@hotmail.com</text:a> </text:p>
          </table:table-cell>
          <table:table-cell table:number-columns-repeated="4"/>
          <table:table-cell table:formula="of:=+[.L9]/10" office:value-type="float" office:value="9.375">
            <text:p>9.38</text:p>
          </table:table-cell>
          <table:table-cell table:formula="of:=+[.R9]" office:value-type="float" office:value="9.5">
            <text:p>9.5</text:p>
          </table:table-cell>
          <table:table-cell table:formula="of:=+[.AD9]/2+[.AE9]/2" office:value-type="float" office:value="9.4375">
            <text:p>9.44</text:p>
          </table:table-cell>
          <table:table-cell table:formula="of:=+[.T9]" office:value-type="float" office:value="9">
            <text:p>9</text:p>
          </table:table-cell>
          <table:table-cell table:formula="of:=+[.AD9]*0.4+[.AE9]*0.4+[.AG9]*0.2" office:value-type="float" office:value="9.35">
            <text:p>9.35</text:p>
          </table:table-cell>
          <table:table-cell office:value-type="float" office:value="9">
            <text:p>9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00108297</text:p>
          </table:table-cell>
          <table:table-cell office:value-type="string">
            <text:p>GONZALEZ MILLAN MARI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+[.E10]*[.E$2]+[.F10]*[.F$2]+[.G10]*[.G$2]" office:value-type="float" office:value="7.8">
            <text:p>7.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+[.I10]*[.I$2]+[.J10]*[.J$2]" office:value-type="float" office:value="7.5">
            <text:p>7.5</text:p>
          </table:table-cell>
          <table:table-cell table:formula="of:=+([.H10]*[.H$2]+[.K10]*[.K$2])*10+[.M10]*10" office:value-type="float" office:value="76.5">
            <text:p>77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/>
          <table:table-cell table:formula="of:=+[.P10]+[.Q10]" office:value-type="float" office:value="7.5">
            <text:p>7.5</text:p>
          </table:table-cell>
          <table:table-cell table:formula="of:=+[.L10]/10*0.5+[.R10]*0.5" office:value-type="float" office:value="7.575">
            <text:p>7.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10]/10*0.4+[.R10]*0.4+[.T10]*0.2+[.U10]" office:value-type="float" office:value="7.66">
            <text:p>7.66</text:p>
          </table:table-cell>
          <table:table-cell office:value-type="float" office:value="8">
            <text:p>8</text:p>
          </table:table-cell>
          <table:table-cell office:value-type="string">
            <text:p>mor</text:p>
          </table:table-cell>
          <table:table-cell office:value-type="string">
            <text:p><text:a xlink:href="mailto:mgonz245@itam.mx">mgonz245@itam.mx</text:a></text:p>
          </table:table-cell>
          <table:table-cell table:number-columns-repeated="4"/>
          <table:table-cell table:formula="of:=+[.L10]/10" office:value-type="float" office:value="7.65">
            <text:p>7.65</text:p>
          </table:table-cell>
          <table:table-cell table:formula="of:=+[.R10]" office:value-type="float" office:value="7.5">
            <text:p>7.5</text:p>
          </table:table-cell>
          <table:table-cell table:formula="of:=+[.AD10]/2+[.AE10]/2" office:value-type="float" office:value="7.575">
            <text:p>7.58</text:p>
          </table:table-cell>
          <table:table-cell office:value-type="float" office:value="8">
            <text:p>8</text:p>
          </table:table-cell>
          <table:table-cell table:formula="of:=+[.AD10]*0.4+[.AE10]*0.4+[.AG10]*0.2" office:value-type="float" office:value="7.66">
            <text:p>7.66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00108764</text:p>
          </table:table-cell>
          <table:table-cell office:value-type="string">
            <text:p>MARQUINA MAGAÑA LAU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+[.E11]*[.E$2]+[.F11]*[.F$2]+[.G11]*[.G$2]" office:value-type="float" office:value="8.6">
            <text:p>8.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+[.I11]*[.I$2]+[.J11]*[.J$2]" office:value-type="float" office:value="9.5">
            <text:p>9.5</text:p>
          </table:table-cell>
          <table:table-cell table:formula="of:=+([.H11]*[.H$2]+[.K11]*[.K$2])*10+[.M11]*10" office:value-type="float" office:value="90.5">
            <text:p>91</text:p>
          </table:table-cell>
          <table:table-cell/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9.5">
            <text:p>9.5</text:p>
          </table:table-cell>
          <table:table-cell/>
          <table:table-cell table:formula="of:=+[.P11]+[.Q11]" office:value-type="float" office:value="9.5">
            <text:p>9.5</text:p>
          </table:table-cell>
          <table:table-cell table:formula="of:=+[.L11]/10*0.5+[.R11]*0.5" office:value-type="float" office:value="9.275">
            <text:p>9.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11]/10*0.4+[.R11]*0.4+[.T11]*0.2+[.U11]" office:value-type="float" office:value="9.02">
            <text:p>9.02</text:p>
          </table:table-cell>
          <table:table-cell office:value-type="float" office:value="9">
            <text:p>9</text:p>
          </table:table-cell>
          <table:table-cell office:value-type="string">
            <text:p>.</text:p>
          </table:table-cell>
          <table:table-cell office:value-type="string">
            <text:p><text:a xlink:href="mailto:marquinalaura@hotmail.com">marquinalaura@hotmail.com</text:a></text:p>
          </table:table-cell>
          <table:table-cell table:number-columns-repeated="4"/>
          <table:table-cell table:formula="of:=+[.L11]/10" office:value-type="float" office:value="9.05">
            <text:p>9.05</text:p>
          </table:table-cell>
          <table:table-cell table:formula="of:=+[.R11]" office:value-type="float" office:value="9.5">
            <text:p>9.5</text:p>
          </table:table-cell>
          <table:table-cell table:formula="of:=+[.AD11]/2+[.AE11]/2" office:value-type="float" office:value="9.275">
            <text:p>9.28</text:p>
          </table:table-cell>
          <table:table-cell table:formula="of:=+[.T11]" office:value-type="float" office:value="8">
            <text:p>8</text:p>
          </table:table-cell>
          <table:table-cell table:formula="of:=+[.AD11]*0.4+[.AE11]*0.4+[.AG11]*0.2" office:value-type="float" office:value="9.02">
            <text:p>9.02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00108935</text:p>
          </table:table-cell>
          <table:table-cell office:value-type="string">
            <text:p>SIERRA ALBARRAN EDUARDO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+[.E12]*[.E$2]+[.F12]*[.F$2]+[.G12]*[.G$2]" office:value-type="float" office:value="8.2">
            <text:p>8.2</text:p>
          </table:table-cell>
          <table:table-cell table:number-columns-repeated="2" office:value-type="float" office:value="7">
            <text:p>7</text:p>
          </table:table-cell>
          <table:table-cell table:formula="of:=+[.I12]*[.I$2]+[.J12]*[.J$2]" office:value-type="float" office:value="7">
            <text:p>7</text:p>
          </table:table-cell>
          <table:table-cell table:formula="of:=+([.H12]*[.H$2]+[.K12]*[.K$2])*10+[.M12]*10" office:value-type="float" office:value="76">
            <text:p>76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+[.P12]+[.Q12]" office:value-type="float" office:value="10">
            <text:p>10</text:p>
          </table:table-cell>
          <table:table-cell table:formula="of:=+[.L12]/10*0.5+[.R12]*0.5" office:value-type="float" office:value="8.8">
            <text:p>8.8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formula="of:=+[.L12]/10*0.4+[.R12]*0.4+[.T12]*0.2+[.U12]" office:value-type="float" office:value="9.54">
            <text:p>9.54</text:p>
          </table:table-cell>
          <table:table-cell office:value-type="float" office:value="10">
            <text:p>10</text:p>
          </table:table-cell>
          <table:table-cell office:value-type="string">
            <text:p>df</text:p>
          </table:table-cell>
          <table:table-cell office:value-type="string">
            <text:p><text:a xlink:href="mailto:lalassierra@hotmail.com">lalassierra@hotmail.com</text:a> </text:p>
          </table:table-cell>
          <table:table-cell office:value-type="string">
            <text:p>Chavo movido, hizo simulacro de elección presidencial</text:p>
          </table:table-cell>
          <table:table-cell table:number-columns-repeated="3"/>
          <table:table-cell table:formula="of:=+[.L12]/10" office:value-type="float" office:value="7.6">
            <text:p>7.6</text:p>
          </table:table-cell>
          <table:table-cell table:formula="of:=+[.R12]" office:value-type="float" office:value="10">
            <text:p>10</text:p>
          </table:table-cell>
          <table:table-cell table:formula="of:=+[.AD12]/2+[.AE12]/2" office:value-type="float" office:value="8.8">
            <text:p>8.8</text:p>
          </table:table-cell>
          <table:table-cell table:formula="of:=+[.T12]" office:value-type="float" office:value="10">
            <text:p>10</text:p>
          </table:table-cell>
          <table:table-cell table:formula="of:=+[.AD12]*0.4+[.AE12]*0.4+[.AG12]*0.2" office:value-type="float" office:value="9.04">
            <text:p>9.04</text:p>
          </table:table-cell>
          <table:table-cell office:value-type="float" office:value="9">
            <text:p>9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00109436</text:p>
          </table:table-cell>
          <table:table-cell office:value-type="string">
            <text:p>CARRANZA RUIZ JOSE LUI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+[.E13]*[.E$2]+[.F13]*[.F$2]+[.G13]*[.G$2]" office:value-type="float" office:value="5.8">
            <text:p>5.8</text:p>
          </table:table-cell>
          <table:table-cell table:number-columns-repeated="2" office:value-type="float" office:value="6">
            <text:p>6</text:p>
          </table:table-cell>
          <table:table-cell table:formula="of:=+[.I13]*[.I$2]+[.J13]*[.J$2]" office:value-type="float" office:value="6">
            <text:p>6</text:p>
          </table:table-cell>
          <table:table-cell table:formula="of:=+([.H13]*[.H$2]+[.K13]*[.K$2])*10+[.M13]*10" office:value-type="float" office:value="59">
            <text:p>59</text:p>
          </table:table-cell>
          <table:table-cell/>
          <table:table-cell office:value-type="string">
            <text:p>no entregó</text:p>
          </table:table-cell>
          <table:table-cell office:value-type="string">
            <text:p>.</text:p>
          </table:table-cell>
          <table:table-cell table:number-columns-repeated="2"/>
          <table:table-cell table:formula="of:=+[.P13]+[.Q13]" office:value-type="float" office:value="0">
            <text:p>0</text:p>
          </table:table-cell>
          <table:table-cell table:formula="of:=+[.L13]/10*0.5+[.R13]*0.5" office:value-type="float" office:value="2.95">
            <text:p>2.9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L13]/10*0.4+[.R13]*0.4+[.T13]*0.2+[.U13]" office:value-type="float" office:value="3.56">
            <text:p>3.56</text:p>
          </table:table-cell>
          <table:table-cell office:value-type="string">
            <text:p>NA</text:p>
          </table:table-cell>
          <table:table-cell office:value-type="string">
            <text:p>.</text:p>
          </table:table-cell>
          <table:table-cell office:value-type="string">
            <text:p>jl_carranza@hotmail.com</text:p>
          </table:table-cell>
          <table:table-cell table:number-columns-repeated="4"/>
          <table:table-cell table:formula="of:=+[.L13]/10" office:value-type="float" office:value="5.9">
            <text:p>5.9</text:p>
          </table:table-cell>
          <table:table-cell table:formula="of:=+[.R13]" office:value-type="float" office:value="0">
            <text:p>0</text:p>
          </table:table-cell>
          <table:table-cell table:formula="of:=+[.AD13]/2+[.AE13]/2" office:value-type="float" office:value="2.95">
            <text:p>2.95</text:p>
          </table:table-cell>
          <table:table-cell table:formula="of:=+[.T13]" office:value-type="float" office:value="6">
            <text:p>6</text:p>
          </table:table-cell>
          <table:table-cell table:formula="of:=+[.AD13]*0.4+[.AE13]*0.4+[.AG13]*0.2" office:value-type="float" office:value="3.56">
            <text:p>3.56</text:p>
          </table:table-cell>
          <table:table-cell office:value-type="string">
            <text:p>NA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00109648</text:p>
          </table:table-cell>
          <table:table-cell office:value-type="string">
            <text:p>CASTILLO MACIAS MARIA FERN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table:formula="of:=+[.E14]*[.E$2]+[.F14]*[.F$2]+[.G14]*[.G$2]" office:value-type="float" office:value="6.6">
            <text:p>6.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+[.I14]*[.I$2]+[.J14]*[.J$2]" office:value-type="float" office:value="9.5">
            <text:p>9.5</text:p>
          </table:table-cell>
          <table:table-cell table:formula="of:=+([.H14]*[.H$2]+[.K14]*[.K$2])*10+[.M14]*10" office:value-type="float" office:value="80.5">
            <text:p>8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+[.P14]+[.Q14]" office:value-type="float" office:value="7">
            <text:p>7</text:p>
          </table:table-cell>
          <table:table-cell table:formula="of:=+[.L14]/10*0.5+[.R14]*0.5" office:value-type="float" office:value="7.525">
            <text:p>7.5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14]/10*0.4+[.R14]*0.4+[.T14]*0.2+[.U14]"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string">
            <text:p>.</text:p>
          </table:table-cell>
          <table:table-cell office:value-type="string">
            <text:p>ferky_cm@hotmail.com</text:p>
          </table:table-cell>
          <table:table-cell table:number-columns-repeated="4"/>
          <table:table-cell table:formula="of:=+[.L14]/10" office:value-type="float" office:value="8.05">
            <text:p>8.05</text:p>
          </table:table-cell>
          <table:table-cell table:formula="of:=+[.R14]" office:value-type="float" office:value="7">
            <text:p>7</text:p>
          </table:table-cell>
          <table:table-cell table:formula="of:=+[.AD14]/2+[.AE14]/2" office:value-type="float" office:value="7.525">
            <text:p>7.53</text:p>
          </table:table-cell>
          <table:table-cell office:value-type="float" office:value="7">
            <text:p>7</text:p>
          </table:table-cell>
          <table:table-cell table:formula="of:=+[.AD14]*0.4+[.AE14]*0.4+[.AG14]*0.2" office:value-type="float" office:value="7.42">
            <text:p>7.4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00109875</text:p>
          </table:table-cell>
          <table:table-cell office:value-type="string">
            <text:p>DIAZ ORNELAS CARL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formula="of:=+[.E15]*[.E$2]+[.F15]*[.F$2]+[.G15]*[.G$2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+[.I15]*[.I$2]+[.J15]*[.J$2]" office:value-type="float" office:value="4.5">
            <text:p>4.5</text:p>
          </table:table-cell>
          <table:table-cell table:formula="of:=+([.H15]*[.H$2]+[.K15]*[.K$2])*10+[.M15]*10" office:value-type="float" office:value="47.5">
            <text:p>48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+[.P15]+[.Q15]" office:value-type="float" office:value="10">
            <text:p>10</text:p>
          </table:table-cell>
          <table:table-cell table:formula="of:=+[.L15]/10*0.5+[.R15]*0.5" office:value-type="float" office:value="7.375">
            <text:p>7.3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15]/10*0.4+[.R15]*0.4+[.T15]*0.2+[.U15]"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office:value-type="string">
            <text:p><text:a xlink:href="mailto:carlos_auuu@hotmail.com">carlos_auuu@hotmail.com</text:a> </text:p>
          </table:table-cell>
          <table:table-cell table:number-columns-repeated="4"/>
          <table:table-cell table:formula="of:=+[.L15]/10" office:value-type="float" office:value="4.75">
            <text:p>4.75</text:p>
          </table:table-cell>
          <table:table-cell table:formula="of:=+[.R15]" office:value-type="float" office:value="10">
            <text:p>10</text:p>
          </table:table-cell>
          <table:table-cell table:formula="of:=+[.AD15]/2+[.AE15]/2" office:value-type="float" office:value="7.375">
            <text:p>7.38</text:p>
          </table:table-cell>
          <table:table-cell table:formula="of:=+[.T15]" office:value-type="float" office:value="7">
            <text:p>7</text:p>
          </table:table-cell>
          <table:table-cell table:formula="of:=+[.AD15]*0.4+[.AE15]*0.4+[.AG15]*0.2" office:value-type="float" office:value="7.3">
            <text:p>7.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000110315</text:p>
          </table:table-cell>
          <table:table-cell office:value-type="string">
            <text:p>ROSALDO GARCIA ANDRES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+[.E16]*[.E$2]+[.F16]*[.F$2]+[.G16]*[.G$2]" office:value-type="float" office:value="7.8">
            <text:p>7.8</text:p>
          </table:table-cell>
          <table:table-cell table:number-columns-repeated="2" office:value-type="float" office:value="3">
            <text:p>3</text:p>
          </table:table-cell>
          <table:table-cell table:formula="of:=+[.I16]*[.I$2]+[.J16]*[.J$2]" office:value-type="float" office:value="3">
            <text:p>3</text:p>
          </table:table-cell>
          <table:table-cell table:formula="of:=+([.H16]*[.H$2]+[.K16]*[.K$2])*10+[.M16]*10" office:value-type="float" office:value="54">
            <text:p>5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+[.P16]+[.Q16]" office:value-type="float" office:value="7">
            <text:p>7</text:p>
          </table:table-cell>
          <table:table-cell table:formula="of:=+[.L16]/10*0.5+[.R16]*0.5"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16]/10*0.4+[.R16]*0.4+[.T16]*0.2+[.U16]" office:value-type="float" office:value="6.36">
            <text:p>6.36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string">
            <text:p><text:a xlink:href="mailto:andresrosaldo@gmail.com">andresrosaldo@gmail.com</text:a></text:p>
          </table:table-cell>
          <table:table-cell table:number-columns-repeated="4"/>
          <table:table-cell table:formula="of:=+[.L16]/10" office:value-type="float" office:value="5.4">
            <text:p>5.4</text:p>
          </table:table-cell>
          <table:table-cell table:formula="of:=+[.R16]" office:value-type="float" office:value="7">
            <text:p>7</text:p>
          </table:table-cell>
          <table:table-cell table:formula="of:=+[.AD16]/2+[.AE16]/2" office:value-type="float" office:value="6.2">
            <text:p>6.2</text:p>
          </table:table-cell>
          <table:table-cell table:formula="of:=+[.T16]" office:value-type="float" office:value="7">
            <text:p>7</text:p>
          </table:table-cell>
          <table:table-cell table:formula="of:=+[.AD16]*0.4+[.AE16]*0.4+[.AG16]*0.2" office:value-type="float" office:value="6.36">
            <text:p>6.36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00112359</text:p>
          </table:table-cell>
          <table:table-cell office:value-type="string">
            <text:p>FERNANDEZ OROZCO ANA SOFI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table:formula="of:=+[.E17]*[.E$2]+[.F17]*[.F$2]+[.G17]*[.G$2]" office:value-type="float" office:value="7.2">
            <text:p>7.2</text:p>
          </table:table-cell>
          <table:table-cell table:number-columns-repeated="2" office:value-type="float" office:value="8">
            <text:p>8</text:p>
          </table:table-cell>
          <table:table-cell table:formula="of:=+[.I17]*[.I$2]+[.J17]*[.J$2]" office:value-type="float" office:value="8">
            <text:p>8</text:p>
          </table:table-cell>
          <table:table-cell table:formula="of:=+([.H17]*[.H$2]+[.K17]*[.K$2])*10+[.M17]*10" office:value-type="float" office:value="76">
            <text:p>76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+[.P17]+[.Q17]" office:value-type="float" office:value="7">
            <text:p>7</text:p>
          </table:table-cell>
          <table:table-cell table:formula="of:=+[.L17]/10*0.5+[.R17]*0.5"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17]/10*0.4+[.R17]*0.4+[.T17]*0.2+[.U17]" office:value-type="float" office:value="7.24">
            <text:p>7.24</text:p>
          </table:table-cell>
          <table:table-cell office:value-type="float" office:value="7">
            <text:p>7</text:p>
          </table:table-cell>
          <table:table-cell office:value-type="string">
            <text:p>gua</text:p>
          </table:table-cell>
          <table:table-cell office:value-type="string">
            <text:p><text:a xlink:href="mailto:sweetdreams486@hotmail.com">sweetdreams486@hotmail.com</text:a></text:p>
          </table:table-cell>
          <table:table-cell table:number-columns-repeated="4"/>
          <table:table-cell table:formula="of:=+[.L17]/10" office:value-type="float" office:value="7.6">
            <text:p>7.6</text:p>
          </table:table-cell>
          <table:table-cell table:formula="of:=+[.R17]" office:value-type="float" office:value="7">
            <text:p>7</text:p>
          </table:table-cell>
          <table:table-cell table:formula="of:=+[.AD17]/2+[.AE17]/2" office:value-type="float" office:value="7.3">
            <text:p>7.3</text:p>
          </table:table-cell>
          <table:table-cell office:value-type="float" office:value="7">
            <text:p>7</text:p>
          </table:table-cell>
          <table:table-cell table:formula="of:=+[.AD17]*0.4+[.AE17]*0.4+[.AG17]*0.2" office:value-type="float" office:value="7.24">
            <text:p>7.24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00112970</text:p>
          </table:table-cell>
          <table:table-cell office:value-type="string">
            <text:p>MARTINEZ GUTIERREZ NES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formula="of:=+[.E18]*[.E$2]+[.F18]*[.F$2]+[.G18]*[.G$2]" office:value-type="float" office:value="5.6">
            <text:p>5.6</text:p>
          </table:table-cell>
          <table:table-cell table:number-columns-repeated="2" office:value-type="float" office:value="7">
            <text:p>7</text:p>
          </table:table-cell>
          <table:table-cell table:formula="of:=+[.I18]*[.I$2]+[.J18]*[.J$2]" office:value-type="float" office:value="7">
            <text:p>7</text:p>
          </table:table-cell>
          <table:table-cell table:formula="of:=+([.H18]*[.H$2]+[.K18]*[.K$2])*10+[.M18]*10" office:value-type="float" office:value="66">
            <text:p>66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18]+[.Q18]" office:value-type="float" office:value="8">
            <text:p>8</text:p>
          </table:table-cell>
          <table:table-cell table:formula="of:=+[.L18]/10*0.5+[.R18]*0.5"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18]/10*0.4+[.R18]*0.4+[.T18]*0.2+[.U18]" office:value-type="float" office:value="7.44">
            <text:p>7.44</text:p>
          </table:table-cell>
          <table:table-cell office:value-type="float" office:value="7">
            <text:p>7</text:p>
          </table:table-cell>
          <table:table-cell office:value-type="string">
            <text:p>oax</text:p>
          </table:table-cell>
          <table:table-cell office:value-type="string">
            <text:p><text:a xlink:href="mailto:losmalan_drox2@hotmail.com">losmalan_drox2@hotmail.com</text:a></text:p>
          </table:table-cell>
          <table:table-cell table:number-columns-repeated="4"/>
          <table:table-cell table:formula="of:=+[.L18]/10" office:value-type="float" office:value="6.6">
            <text:p>6.6</text:p>
          </table:table-cell>
          <table:table-cell table:formula="of:=+[.R18]" office:value-type="float" office:value="8">
            <text:p>8</text:p>
          </table:table-cell>
          <table:table-cell table:formula="of:=+[.AD18]/2+[.AE18]/2" office:value-type="float" office:value="7.3">
            <text:p>7.3</text:p>
          </table:table-cell>
          <table:table-cell table:formula="of:=+[.T18]" office:value-type="float" office:value="8">
            <text:p>8</text:p>
          </table:table-cell>
          <table:table-cell table:formula="of:=+[.AD18]*0.4+[.AE18]*0.4+[.AG18]*0.2" office:value-type="float" office:value="7.44">
            <text:p>7.4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00113143</text:p>
          </table:table-cell>
          <table:table-cell office:value-type="string">
            <text:p>CANO DE LA FUENTE MYLEN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+[.E19]*[.E$2]+[.F19]*[.F$2]+[.G19]*[.G$2]" office:value-type="float" office:value="7.8">
            <text:p>7.8</text:p>
          </table:table-cell>
          <table:table-cell table:number-columns-repeated="2" office:value-type="float" office:value="10">
            <text:p>10</text:p>
          </table:table-cell>
          <table:table-cell table:formula="of:=+[.I19]*[.I$2]+[.J19]*[.J$2]" office:value-type="float" office:value="10">
            <text:p>10</text:p>
          </table:table-cell>
          <table:table-cell table:formula="of:=+([.H19]*[.H$2]+[.K19]*[.K$2])*10+[.M19]*10" office:value-type="float" office:value="89">
            <text:p>89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8.5">
            <text:p>8.5</text:p>
          </table:table-cell>
          <table:table-cell/>
          <table:table-cell table:formula="of:=+[.P19]+[.Q19]" office:value-type="float" office:value="8.5">
            <text:p>8.5</text:p>
          </table:table-cell>
          <table:table-cell table:formula="of:=+[.L19]/10*0.5+[.R19]*0.5" office:value-type="float" office:value="8.7">
            <text:p>8.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19]/10*0.4+[.R19]*0.4+[.T19]*0.2+[.U19]" office:value-type="float" office:value="8.56">
            <text:p>8.56</text:p>
          </table:table-cell>
          <table:table-cell office:value-type="float" office:value="9">
            <text:p>9</text:p>
          </table:table-cell>
          <table:table-cell office:value-type="string">
            <text:p>que</text:p>
          </table:table-cell>
          <table:table-cell office:value-type="string">
            <text:p>mylenecano9@gmail.com</text:p>
          </table:table-cell>
          <table:table-cell table:number-columns-repeated="4"/>
          <table:table-cell table:formula="of:=+[.L19]/10" office:value-type="float" office:value="8.9">
            <text:p>8.9</text:p>
          </table:table-cell>
          <table:table-cell table:formula="of:=+[.R19]" office:value-type="float" office:value="8.5">
            <text:p>8.5</text:p>
          </table:table-cell>
          <table:table-cell table:formula="of:=+[.AD19]/2+[.AE19]/2" office:value-type="float" office:value="8.7">
            <text:p>8.7</text:p>
          </table:table-cell>
          <table:table-cell office:value-type="float" office:value="8">
            <text:p>8</text:p>
          </table:table-cell>
          <table:table-cell table:formula="of:=+[.AD19]*0.4+[.AE19]*0.4+[.AG19]*0.2" office:value-type="float" office:value="8.56">
            <text:p>8.56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000113178</text:p>
          </table:table-cell>
          <table:table-cell office:value-type="string">
            <text:p>GALICIA <text:s/>MARIA GUADALUPE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formula="of:=+[.E20]*[.E$2]+[.F20]*[.F$2]+[.G20]*[.G$2]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+[.I20]*[.I$2]+[.J20]*[.J$2]" office:value-type="float" office:value="9.5">
            <text:p>9.5</text:p>
          </table:table-cell>
          <table:table-cell table:formula="of:=+([.H20]*[.H$2]+[.K20]*[.K$2])*10+[.M20]*10" office:value-type="float" office:value="92.5">
            <text:p>93</text:p>
          </table:table-cell>
          <table:table-cell/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+[.P20]+[.Q20]" office:value-type="float" office:value="9">
            <text:p>9</text:p>
          </table:table-cell>
          <table:table-cell table:formula="of:=+[.L20]/10*0.5+[.R20]*0.5" office:value-type="float" office:value="9.125">
            <text:p>9.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L20]/10*0.4+[.R20]*0.4+[.T20]*0.2+[.U20]" office:value-type="float" office:value="9.1">
            <text:p>9.1</text:p>
          </table:table-cell>
          <table:table-cell office:value-type="float" office:value="9">
            <text:p>9</text:p>
          </table:table-cell>
          <table:table-cell office:value-type="string">
            <text:p>df</text:p>
          </table:table-cell>
          <table:table-cell office:value-type="string">
            <text:p><text:a xlink:href="mailto:lupitagalicia_hp@hotmail.com">lupitagalicia_hp@hotmail.com</text:a></text:p>
          </table:table-cell>
          <table:table-cell table:number-columns-repeated="4"/>
          <table:table-cell table:formula="of:=+[.L20]/10" office:value-type="float" office:value="9.25">
            <text:p>9.25</text:p>
          </table:table-cell>
          <table:table-cell table:formula="of:=+[.R20]" office:value-type="float" office:value="9">
            <text:p>9</text:p>
          </table:table-cell>
          <table:table-cell table:formula="of:=+[.AD20]/2+[.AE20]/2" office:value-type="float" office:value="9.125">
            <text:p>9.13</text:p>
          </table:table-cell>
          <table:table-cell office:value-type="float" office:value="9">
            <text:p>9</text:p>
          </table:table-cell>
          <table:table-cell table:formula="of:=+[.AD20]*0.4+[.AE20]*0.4+[.AG20]*0.2" office:value-type="float" office:value="9.1">
            <text:p>9.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00113330</text:p>
          </table:table-cell>
          <table:table-cell office:value-type="string">
            <text:p>ALBARRAN CORTES ARTURO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+[.E21]*[.E$2]+[.F21]*[.F$2]+[.G21]*[.G$2]" office:value-type="float" office:value="8.6">
            <text:p>8.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+[.I21]*[.I$2]+[.J21]*[.J$2]" office:value-type="float" office:value="9.5">
            <text:p>9.5</text:p>
          </table:table-cell>
          <table:table-cell table:formula="of:=+([.H21]*[.H$2]+[.K21]*[.K$2])*10+[.M21]*10" office:value-type="float" office:value="90.5">
            <text:p>9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.5">
            <text:p>8.5</text:p>
          </table:table-cell>
          <table:table-cell/>
          <table:table-cell table:formula="of:=+[.P21]+[.Q21]" office:value-type="float" office:value="8.5">
            <text:p>8.5</text:p>
          </table:table-cell>
          <table:table-cell table:formula="of:=+[.L21]/10*0.5+[.R21]*0.5" office:value-type="float" office:value="8.775">
            <text:p>8.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21]/10*0.4+[.R21]*0.4+[.T21]*0.2+[.U21]" office:value-type="float" office:value="8.62">
            <text:p>8.62</text:p>
          </table:table-cell>
          <table:table-cell office:value-type="float" office:value="9">
            <text:p>9</text:p>
          </table:table-cell>
          <table:table-cell office:value-type="string">
            <text:p>gue</text:p>
          </table:table-cell>
          <table:table-cell table:style-name="ce4" office:value-type="string">
            <text:p><text:a xlink:href="mailto:arturo.albarran90@gmail.com">arturo.albarran90@gmail.com</text:a></text:p>
          </table:table-cell>
          <table:table-cell table:number-columns-repeated="4"/>
          <table:table-cell table:formula="of:=+[.L21]/10" office:value-type="float" office:value="9.05">
            <text:p>9.05</text:p>
          </table:table-cell>
          <table:table-cell table:formula="of:=+[.R21]" office:value-type="float" office:value="8.5">
            <text:p>8.5</text:p>
          </table:table-cell>
          <table:table-cell table:formula="of:=+[.AD21]/2+[.AE21]/2" office:value-type="float" office:value="8.775">
            <text:p>8.78</text:p>
          </table:table-cell>
          <table:table-cell table:formula="of:=+[.T21]" office:value-type="float" office:value="8">
            <text:p>8</text:p>
          </table:table-cell>
          <table:table-cell table:formula="of:=+[.AD21]*0.4+[.AE21]*0.4+[.AG21]*0.2" office:value-type="float" office:value="8.62">
            <text:p>8.62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00113561</text:p>
          </table:table-cell>
          <table:table-cell office:value-type="string">
            <text:p>MARADIAGA AGUILAR ALOND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+[.E22]*[.E$2]+[.F22]*[.F$2]+[.G22]*[.G$2]" office:value-type="float" office:value="7.4">
            <text:p>7.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+[.I22]*[.I$2]+[.J22]*[.J$2]" office:value-type="float" office:value="6.5">
            <text:p>6.5</text:p>
          </table:table-cell>
          <table:table-cell table:formula="of:=+([.H22]*[.H$2]+[.K22]*[.K$2])*10+[.M22]*10" office:value-type="float" office:value="69.5">
            <text:p>70</text:p>
          </table:table-cell>
          <table:table-cell/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+[.P22]+[.Q22]" office:value-type="float" office:value="9">
            <text:p>9</text:p>
          </table:table-cell>
          <table:table-cell table:formula="of:=+[.L22]/10*0.5+[.R22]*0.5" office:value-type="float" office:value="7.975">
            <text:p>7.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22]/10*0.4+[.R22]*0.4+[.T22]*0.2+[.U22]" office:value-type="float" office:value="7.98">
            <text:p>7.98</text:p>
          </table:table-cell>
          <table:table-cell office:value-type="float" office:value="8">
            <text:p>8</text:p>
          </table:table-cell>
          <table:table-cell office:value-type="string">
            <text:p>sin</text:p>
          </table:table-cell>
          <table:table-cell office:value-type="string">
            <text:p><text:a xlink:href="mailto:alondramaradiaga@gmail.com">alondramaradiaga@gmail.com</text:a> </text:p>
          </table:table-cell>
          <table:table-cell table:number-columns-repeated="4"/>
          <table:table-cell table:formula="of:=+[.L22]/10" office:value-type="float" office:value="6.95">
            <text:p>6.95</text:p>
          </table:table-cell>
          <table:table-cell table:formula="of:=+[.R22]" office:value-type="float" office:value="9">
            <text:p>9</text:p>
          </table:table-cell>
          <table:table-cell table:formula="of:=+[.AD22]/2+[.AE22]/2" office:value-type="float" office:value="7.975">
            <text:p>7.98</text:p>
          </table:table-cell>
          <table:table-cell table:formula="of:=+[.T22]" office:value-type="float" office:value="8">
            <text:p>8</text:p>
          </table:table-cell>
          <table:table-cell table:formula="of:=+[.AD22]*0.4+[.AE22]*0.4+[.AG22]*0.2" office:value-type="float" office:value="7.98">
            <text:p>7.98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00113939</text:p>
          </table:table-cell>
          <table:table-cell office:value-type="string">
            <text:p>HERRERA ESPEJEL PAUL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formula="of:=+[.E23]*[.E$2]+[.F23]*[.F$2]+[.G23]*[.G$2]" office:value-type="float" office:value="7.7">
            <text:p>7.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+[.I23]*[.I$2]+[.J23]*[.J$2]" office:value-type="float" office:value="6.5">
            <text:p>6.5</text:p>
          </table:table-cell>
          <table:table-cell table:formula="of:=+([.H23]*[.H$2]+[.K23]*[.K$2])*10+[.M23]*10" office:value-type="float" office:value="71">
            <text:p>7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.5">
            <text:p>9.5</text:p>
          </table:table-cell>
          <table:table-cell/>
          <table:table-cell table:formula="of:=+[.P23]+[.Q23]" office:value-type="float" office:value="9.5">
            <text:p>9.5</text:p>
          </table:table-cell>
          <table:table-cell table:formula="of:=+[.L23]/10*0.5+[.R23]*0.5" office:value-type="float" office:value="8.3">
            <text:p>8.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23]/10*0.4+[.R23]*0.4+[.T23]*0.2+[.U23]" office:value-type="float" office:value="8.04">
            <text:p>8.04</text:p>
          </table:table-cell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<text:a xlink:href="mailto:pherre12@itam.mx">pherre12@itam.mx</text:a></text:p>
          </table:table-cell>
          <table:table-cell table:number-columns-repeated="4"/>
          <table:table-cell table:formula="of:=+[.L23]/10" office:value-type="float" office:value="7.1">
            <text:p>7.1</text:p>
          </table:table-cell>
          <table:table-cell table:formula="of:=+[.R23]" office:value-type="float" office:value="9.5">
            <text:p>9.5</text:p>
          </table:table-cell>
          <table:table-cell table:formula="of:=+[.AD23]/2+[.AE23]/2" office:value-type="float" office:value="8.3">
            <text:p>8.3</text:p>
          </table:table-cell>
          <table:table-cell table:formula="of:=+[.T23]" office:value-type="float" office:value="7">
            <text:p>7</text:p>
          </table:table-cell>
          <table:table-cell table:formula="of:=+[.AD23]*0.4+[.AE23]*0.4+[.AG23]*0.2" office:value-type="float" office:value="8.04">
            <text:p>8.0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00114196</text:p>
          </table:table-cell>
          <table:table-cell office:value-type="string">
            <text:p>GONZALEZ AGUILAR ANDRE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formula="of:=+[.E24]*[.E$2]+[.F24]*[.F$2]+[.G24]*[.G$2]" office:value-type="float" office:value="7.6">
            <text:p>7.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+[.I24]*[.I$2]+[.J24]*[.J$2]" office:value-type="float" office:value="9.5">
            <text:p>9.5</text:p>
          </table:table-cell>
          <table:table-cell table:formula="of:=+([.H24]*[.H$2]+[.K24]*[.K$2])*10+[.M24]*10" office:value-type="float" office:value="85.5">
            <text:p>86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24]+[.Q24]" office:value-type="float" office:value="8">
            <text:p>8</text:p>
          </table:table-cell>
          <table:table-cell table:formula="of:=+[.L24]/10*0.5+[.R24]*0.5" office:value-type="float" office:value="8.275">
            <text:p>8.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+[.L24]/10*0.4+[.R24]*0.4+[.T24]*0.2+[.U24]" office:value-type="float" office:value="8.62">
            <text:p>8.62</text:p>
          </table:table-cell>
          <table:table-cell office:value-type="float" office:value="9">
            <text:p>9</text:p>
          </table:table-cell>
          <table:table-cell office:value-type="string">
            <text:p>df</text:p>
          </table:table-cell>
          <table:table-cell office:value-type="string">
            <text:p>andi_gona@hotmail.com</text:p>
          </table:table-cell>
          <table:table-cell office:value-type="string">
            <text:p>Lee y participa</text:p>
          </table:table-cell>
          <table:table-cell table:number-columns-repeated="3"/>
          <table:table-cell table:formula="of:=+[.L24]/10" office:value-type="float" office:value="8.55">
            <text:p>8.55</text:p>
          </table:table-cell>
          <table:table-cell table:formula="of:=+[.R24]" office:value-type="float" office:value="8">
            <text:p>8</text:p>
          </table:table-cell>
          <table:table-cell table:formula="of:=+[.AD24]/2+[.AE24]/2" office:value-type="float" office:value="8.275">
            <text:p>8.28</text:p>
          </table:table-cell>
          <table:table-cell table:formula="of:=+[.T24]" office:value-type="float" office:value="10">
            <text:p>10</text:p>
          </table:table-cell>
          <table:table-cell table:formula="of:=+[.AD24]*0.4+[.AE24]*0.4+[.AG24]*0.2" office:value-type="float" office:value="8.62">
            <text:p>8.6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00115695</text:p>
          </table:table-cell>
          <table:table-cell office:value-type="string">
            <text:p>NEGRETE GARCIA JOR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table:formula="of:=+[.E25]*[.E$2]+[.F25]*[.F$2]+[.G25]*[.G$2]" office:value-type="float" office:value="6.2">
            <text:p>6.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+[.I25]*[.I$2]+[.J25]*[.J$2]" office:value-type="float" office:value="9.5">
            <text:p>9.5</text:p>
          </table:table-cell>
          <table:table-cell table:formula="of:=+([.H25]*[.H$2]+[.K25]*[.K$2])*10+[.M25]*10" office:value-type="float" office:value="81.5">
            <text:p>82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.5">
            <text:p>8.5</text:p>
          </table:table-cell>
          <table:table-cell/>
          <table:table-cell table:formula="of:=+[.P25]+[.Q25]" office:value-type="float" office:value="8.5">
            <text:p>8.5</text:p>
          </table:table-cell>
          <table:table-cell table:formula="of:=+[.L25]/10*0.5+[.R25]*0.5" office:value-type="float" office:value="8.325">
            <text:p>8.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L25]/10*0.4+[.R25]*0.4+[.T25]*0.2+[.U25]" office:value-type="float" office:value="8.46">
            <text:p>8.46</text:p>
          </table:table-cell>
          <table:table-cell office:value-type="float" office:value="8">
            <text:p>8</text:p>
          </table:table-cell>
          <table:table-cell office:value-type="string">
            <text:p>gua</text:p>
          </table:table-cell>
          <table:table-cell office:value-type="string">
            <text:p>jorge_negreteg@hotmail.com</text:p>
          </table:table-cell>
          <table:table-cell table:number-columns-repeated="4"/>
          <table:table-cell table:formula="of:=+[.L25]/10" office:value-type="float" office:value="8.15">
            <text:p>8.15</text:p>
          </table:table-cell>
          <table:table-cell table:formula="of:=+[.R25]" office:value-type="float" office:value="8.5">
            <text:p>8.5</text:p>
          </table:table-cell>
          <table:table-cell table:formula="of:=+[.AD25]/2+[.AE25]/2" office:value-type="float" office:value="8.325">
            <text:p>8.33</text:p>
          </table:table-cell>
          <table:table-cell office:value-type="float" office:value="9">
            <text:p>9</text:p>
          </table:table-cell>
          <table:table-cell table:formula="of:=+[.AD25]*0.4+[.AE25]*0.4+[.AG25]*0.2" office:value-type="float" office:value="8.46">
            <text:p>8.46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000116661</text:p>
          </table:table-cell>
          <table:table-cell office:value-type="string">
            <text:p>DEL VALLE GARCIA-PELAYO JOSE ROBER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+[.E26]*[.E$2]+[.F26]*[.F$2]+[.G26]*[.G$2]" office:value-type="float" office:value="5.2">
            <text:p>5.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+[.I26]*[.I$2]+[.J26]*[.J$2]" office:value-type="float" office:value="7.5">
            <text:p>7.5</text:p>
          </table:table-cell>
          <table:table-cell table:formula="of:=+([.H26]*[.H$2]+[.K26]*[.K$2])*10+[.M26]*10" office:value-type="float" office:value="66.5">
            <text:p>67</text:p>
          </table:table-cell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/>
          <table:table-cell table:formula="of:=+[.P26]+[.Q26]" office:value-type="float" office:value="7.5">
            <text:p>7.5</text:p>
          </table:table-cell>
          <table:table-cell table:formula="of:=+[.L26]/10*0.5+[.R26]*0.5" office:value-type="float" office:value="7.075">
            <text:p>7.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+[.L26]/10*0.4+[.R26]*0.4+[.T26]*0.2+[.U26]" office:value-type="float" office:value="7.66">
            <text:p>7.66</text:p>
          </table:table-cell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<text:a xlink:href="mailto:delvallejroberto@gmail.com">delvallejroberto@gmail.com</text:a> </text:p>
          </table:table-cell>
          <table:table-cell office:value-type="string">
            <text:p>Ayudó con proyector</text:p>
          </table:table-cell>
          <table:table-cell table:number-columns-repeated="3"/>
          <table:table-cell table:formula="of:=+[.L26]/10" office:value-type="float" office:value="6.65">
            <text:p>6.65</text:p>
          </table:table-cell>
          <table:table-cell table:formula="of:=+[.R26]" office:value-type="float" office:value="7.5">
            <text:p>7.5</text:p>
          </table:table-cell>
          <table:table-cell table:formula="of:=+[.AD26]/2+[.AE26]/2" office:value-type="float" office:value="7.075">
            <text:p>7.08</text:p>
          </table:table-cell>
          <table:table-cell office:value-type="float" office:value="10">
            <text:p>10</text:p>
          </table:table-cell>
          <table:table-cell table:formula="of:=+[.AD26]*0.4+[.AE26]*0.4+[.AG26]*0.2" office:value-type="float" office:value="7.66">
            <text:p>7.66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000116811</text:p>
          </table:table-cell>
          <table:table-cell office:value-type="string">
            <text:p>SALGADO GUERRERO DANIEL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office:value-type="float" office:value="7.8">
            <text:p>7.8</text:p>
          </table:table-cell>
          <table:table-cell table:formula="of:=+[.E27]*[.E$2]+[.F27]*[.F$2]+[.G27]*[.G$2]" office:value-type="float" office:value="7.52">
            <text:p>7.52</text:p>
          </table:table-cell>
          <table:table-cell table:number-columns-repeated="2" office:value-type="float" office:value="6">
            <text:p>6</text:p>
          </table:table-cell>
          <table:table-cell table:formula="of:=+[.I27]*[.I$2]+[.J27]*[.J$2]" office:value-type="float" office:value="6">
            <text:p>6</text:p>
          </table:table-cell>
          <table:table-cell table:formula="of:=+([.H27]*[.H$2]+[.K27]*[.K$2])*10+[.M27]*10" office:value-type="float" office:value="67.6">
            <text:p>68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+[.P27]+[.Q27]" office:value-type="float" office:value="7">
            <text:p>7</text:p>
          </table:table-cell>
          <table:table-cell table:formula="of:=+[.L27]/10*0.5+[.R27]*0.5" office:value-type="float" office:value="6.88">
            <text:p>6.8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27]/10*0.4+[.R27]*0.4+[.T27]*0.2+[.U27]" office:value-type="float" office:value="6.904">
            <text:p>6.9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office:value-type="string">
            <text:p><text:a xlink:href="mailto:aleinad9@hotmail.com">aleinad9@hotmail.com</text:a></text:p>
          </table:table-cell>
          <table:table-cell table:number-columns-repeated="4"/>
          <table:table-cell table:formula="of:=+[.L27]/10" office:value-type="float" office:value="6.76">
            <text:p>6.76</text:p>
          </table:table-cell>
          <table:table-cell table:formula="of:=+[.R27]" office:value-type="float" office:value="7">
            <text:p>7</text:p>
          </table:table-cell>
          <table:table-cell table:formula="of:=+[.AD27]/2+[.AE27]/2" office:value-type="float" office:value="6.88">
            <text:p>6.88</text:p>
          </table:table-cell>
          <table:table-cell table:formula="of:=+[.T27]" office:value-type="float" office:value="7">
            <text:p>7</text:p>
          </table:table-cell>
          <table:table-cell table:formula="of:=+[.AD27]*0.4+[.AE27]*0.4+[.AG27]*0.2" office:value-type="float" office:value="6.904">
            <text:p>6.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000116954</text:p>
          </table:table-cell>
          <table:table-cell office:value-type="string">
            <text:p>MORALES ALFARO JORGE ANTONI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+[.E28]*[.E$2]+[.F28]*[.F$2]+[.G28]*[.G$2]" office:value-type="float" office:value="8.2">
            <text:p>8.2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table:formula="of:=+[.I28]*[.I$2]+[.J28]*[.J$2]" office:value-type="float" office:value="9.25">
            <text:p>9.25</text:p>
          </table:table-cell>
          <table:table-cell table:formula="of:=+([.H28]*[.H$2]+[.K28]*[.K$2])*10+[.M28]*10" office:value-type="float" office:value="87.25">
            <text:p>8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28]+[.Q28]" office:value-type="float" office:value="8">
            <text:p>8</text:p>
          </table:table-cell>
          <table:table-cell table:formula="of:=+[.L28]/10*0.5+[.R28]*0.5" office:value-type="float" office:value="8.3625">
            <text:p>8.3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28]/10*0.4+[.R28]*0.4+[.T28]*0.2+[.U28]" office:value-type="float" office:value="8.09">
            <text:p>8.09</text:p>
          </table:table-cell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<text:a xlink:href="mailto:ja.morales.alfaro@gmail.com">ja.morales.alfaro@gmail.com</text:a> </text:p>
          </table:table-cell>
          <table:table-cell table:number-columns-repeated="4"/>
          <table:table-cell table:formula="of:=+[.L28]/10" office:value-type="float" office:value="8.725">
            <text:p>8.73</text:p>
          </table:table-cell>
          <table:table-cell table:formula="of:=+[.R28]" office:value-type="float" office:value="8">
            <text:p>8</text:p>
          </table:table-cell>
          <table:table-cell table:formula="of:=+[.AD28]/2+[.AE28]/2" office:value-type="float" office:value="8.3625">
            <text:p>8.36</text:p>
          </table:table-cell>
          <table:table-cell table:formula="of:=+[.T28]" office:value-type="float" office:value="7">
            <text:p>7</text:p>
          </table:table-cell>
          <table:table-cell table:formula="of:=+[.AD28]*0.4+[.AE28]*0.4+[.AG28]*0.2" office:value-type="float" office:value="8.09">
            <text:p>8.0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00117040</text:p>
          </table:table-cell>
          <table:table-cell office:value-type="string">
            <text:p>BARAJAS CHAVEZ ARTURO VINICI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+[.E29]*[.E$2]+[.F29]*[.F$2]+[.G29]*[.G$2]" office:value-type="float" office:value="5.8">
            <text:p>5.8</text:p>
          </table:table-cell>
          <table:table-cell table:number-columns-repeated="2" office:value-type="float" office:value="5">
            <text:p>5</text:p>
          </table:table-cell>
          <table:table-cell table:formula="of:=+[.I29]*[.I$2]+[.J29]*[.J$2]" office:value-type="float" office:value="5">
            <text:p>5</text:p>
          </table:table-cell>
          <table:table-cell table:formula="of:=+([.H29]*[.H$2]+[.K29]*[.K$2])*10+[.M29]*10" office:value-type="float" office:value="54">
            <text:p>54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+[.P29]+[.Q29]" office:value-type="float" office:value="7">
            <text:p>7</text:p>
          </table:table-cell>
          <table:table-cell table:formula="of:=+[.L29]/10*0.5+[.R29]*0.5"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L29]/10*0.4+[.R29]*0.4+[.T29]*0.2+[.U29]" office:value-type="float" office:value="6.16">
            <text:p>6.16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master_kotor@hotmail.com</text:p>
          </table:table-cell>
          <table:table-cell table:number-columns-repeated="4"/>
          <table:table-cell table:formula="of:=+[.L29]/10" office:value-type="float" office:value="5.4">
            <text:p>5.4</text:p>
          </table:table-cell>
          <table:table-cell table:formula="of:=+[.R29]" office:value-type="float" office:value="7">
            <text:p>7</text:p>
          </table:table-cell>
          <table:table-cell table:formula="of:=+[.AD29]/2+[.AE29]/2" office:value-type="float" office:value="6.2">
            <text:p>6.2</text:p>
          </table:table-cell>
          <table:table-cell table:formula="of:=+[.T29]" office:value-type="float" office:value="6">
            <text:p>6</text:p>
          </table:table-cell>
          <table:table-cell table:formula="of:=+[.AD29]*0.4+[.AE29]*0.4+[.AG29]*0.2" office:value-type="float" office:value="6.16">
            <text:p>6.16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00118530</text:p>
          </table:table-cell>
          <table:table-cell office:value-type="string">
            <text:p>GARCIA HUITRON ALBERT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+[.E30]*[.E$2]+[.F30]*[.F$2]+[.G30]*[.G$2]" office:value-type="float" office:value="7.8">
            <text:p>7.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+[.I30]*[.I$2]+[.J30]*[.J$2]" office:value-type="float" office:value="9.5">
            <text:p>9.5</text:p>
          </table:table-cell>
          <table:table-cell table:formula="of:=+([.H30]*[.H$2]+[.K30]*[.K$2])*10+[.M30]*10" office:value-type="float" office:value="86.5">
            <text:p>87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30]+[.Q30]" office:value-type="float" office:value="8">
            <text:p>8</text:p>
          </table:table-cell>
          <table:table-cell table:formula="of:=+[.L30]/10*0.5+[.R30]*0.5" office:value-type="float" office:value="8.325">
            <text:p>8.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30]/10*0.4+[.R30]*0.4+[.T30]*0.2+[.U30]" office:value-type="float" office:value="8.26">
            <text:p>8.26</text:p>
          </table:table-cell>
          <table:table-cell office:value-type="float" office:value="8">
            <text:p>8</text:p>
          </table:table-cell>
          <table:table-cell office:value-type="string">
            <text:p>mex</text:p>
          </table:table-cell>
          <table:table-cell office:value-type="string">
            <text:p><text:a xlink:href="mailto:btogh627@live.com.mx">btogh627@live.com.mx</text:a></text:p>
          </table:table-cell>
          <table:table-cell table:number-columns-repeated="4"/>
          <table:table-cell table:formula="of:=+[.L30]/10" office:value-type="float" office:value="8.65">
            <text:p>8.65</text:p>
          </table:table-cell>
          <table:table-cell table:formula="of:=+[.R30]" office:value-type="float" office:value="8">
            <text:p>8</text:p>
          </table:table-cell>
          <table:table-cell table:formula="of:=+[.AD30]/2+[.AE30]/2" office:value-type="float" office:value="8.325">
            <text:p>8.33</text:p>
          </table:table-cell>
          <table:table-cell office:value-type="float" office:value="7">
            <text:p>7</text:p>
          </table:table-cell>
          <table:table-cell table:formula="of:=+[.AD30]*0.4+[.AE30]*0.4+[.AG30]*0.2" office:value-type="float" office:value="8.06">
            <text:p>8.06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00118710</text:p>
          </table:table-cell>
          <table:table-cell office:value-type="string">
            <text:p>FARAH RIVADENEYRA IREN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+[.E31]*[.E$2]+[.F31]*[.F$2]+[.G31]*[.G$2]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+[.I31]*[.I$2]+[.J31]*[.J$2]" office:value-type="float" office:value="8.5">
            <text:p>8.5</text:p>
          </table:table-cell>
          <table:table-cell table:formula="of:=+([.H31]*[.H$2]+[.K31]*[.K$2])*10+[.M31]*10" office:value-type="float" office:value="77.5">
            <text:p>78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31]+[.Q31]" office:value-type="float" office:value="8">
            <text:p>8</text:p>
          </table:table-cell>
          <table:table-cell table:formula="of:=+[.L31]/10*0.5+[.R31]*0.5" office:value-type="float" office:value="7.875">
            <text:p>7.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31]/10*0.4+[.R31]*0.4+[.T31]*0.2+[.U31]" office:value-type="float" office:value="7.9">
            <text:p>7.9</text:p>
          </table:table-cell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<text:a xlink:href="mailto:farah_irene@hotmail.com">farah_irene@hotmail.com</text:a></text:p>
          </table:table-cell>
          <table:table-cell table:number-columns-repeated="4"/>
          <table:table-cell table:formula="of:=+[.L31]/10" office:value-type="float" office:value="7.75">
            <text:p>7.75</text:p>
          </table:table-cell>
          <table:table-cell table:formula="of:=+[.R31]" office:value-type="float" office:value="8">
            <text:p>8</text:p>
          </table:table-cell>
          <table:table-cell table:formula="of:=+[.AD31]/2+[.AE31]/2" office:value-type="float" office:value="7.875">
            <text:p>7.88</text:p>
          </table:table-cell>
          <table:table-cell table:formula="of:=+[.T31]" office:value-type="float" office:value="8">
            <text:p>8</text:p>
          </table:table-cell>
          <table:table-cell table:formula="of:=+[.AD31]*0.4+[.AE31]*0.4+[.AG31]*0.2" office:value-type="float" office:value="7.9">
            <text:p>7.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00118963</text:p>
          </table:table-cell>
          <table:table-cell office:value-type="string">
            <text:p>GUILLEN ACOSTA FABIOL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+[.E32]*[.E$2]+[.F32]*[.F$2]+[.G32]*[.G$2]" office:value-type="float" office:value="6.6">
            <text:p>6.6</text:p>
          </table:table-cell>
          <table:table-cell table:number-columns-repeated="2" office:value-type="float" office:value="4">
            <text:p>4</text:p>
          </table:table-cell>
          <table:table-cell table:formula="of:=+[.I32]*[.I$2]+[.J32]*[.J$2]" office:value-type="float" office:value="4">
            <text:p>4</text:p>
          </table:table-cell>
          <table:table-cell table:formula="of:=+([.H32]*[.H$2]+[.K32]*[.K$2])*10+[.M32]*10" office:value-type="float" office:value="53">
            <text:p>5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8.5">
            <text:p>8.5</text:p>
          </table:table-cell>
          <table:table-cell/>
          <table:table-cell table:formula="of:=+[.P32]+[.Q32]" office:value-type="float" office:value="8.5">
            <text:p>8.5</text:p>
          </table:table-cell>
          <table:table-cell table:formula="of:=+[.L32]/10*0.5+[.R32]*0.5" office:value-type="float" office:value="6.9">
            <text:p>6.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+[.L32]/10*0.4+[.R32]*0.4+[.T32]*0.2+[.U32]" office:value-type="float" office:value="6.92">
            <text:p>6.92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table:style-name="ce4" office:value-type="string">
            <text:p><text:a xlink:href="mailto:fabi_27@hotmail.com">fabi_27@hotmail.com</text:a> </text:p>
          </table:table-cell>
          <table:table-cell table:number-columns-repeated="4"/>
          <table:table-cell table:formula="of:=+[.L32]/10" office:value-type="float" office:value="5.3">
            <text:p>5.3</text:p>
          </table:table-cell>
          <table:table-cell table:formula="of:=+[.R32]" office:value-type="float" office:value="8.5">
            <text:p>8.5</text:p>
          </table:table-cell>
          <table:table-cell table:formula="of:=+[.AD32]/2+[.AE32]/2" office:value-type="float" office:value="6.9">
            <text:p>6.9</text:p>
          </table:table-cell>
          <table:table-cell office:value-type="float" office:value="7">
            <text:p>7</text:p>
          </table:table-cell>
          <table:table-cell table:formula="of:=+[.AD32]*0.4+[.AE32]*0.4+[.AG32]*0.2" office:value-type="float" office:value="6.92">
            <text:p>6.9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00119728</text:p>
          </table:table-cell>
          <table:table-cell office:value-type="string">
            <text:p>ANDERSON ALONSO ANAIS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+[.E33]*[.E$2]+[.F33]*[.F$2]+[.G33]*[.G$2]" office:value-type="float" office:value="8.2">
            <text:p>8.2</text:p>
          </table:table-cell>
          <table:table-cell table:number-columns-repeated="2" office:value-type="float" office:value="8">
            <text:p>8</text:p>
          </table:table-cell>
          <table:table-cell table:formula="of:=+[.I33]*[.I$2]+[.J33]*[.J$2]" office:value-type="float" office:value="8">
            <text:p>8</text:p>
          </table:table-cell>
          <table:table-cell table:formula="of:=+([.H33]*[.H$2]+[.K33]*[.K$2])*10+[.M33]*10"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33]+[.Q33]" office:value-type="float" office:value="8">
            <text:p>8</text:p>
          </table:table-cell>
          <table:table-cell table:formula="of:=+[.L33]/10*0.5+[.R33]*0.5" office:value-type="float" office:value="8.05">
            <text:p>8.0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L33]/10*0.4+[.R33]*0.4+[.T33]*0.2+[.U33]" office:value-type="float" office:value="8.24">
            <text:p>8.24</text:p>
          </table:table-cell>
          <table:table-cell office:value-type="float" office:value="8">
            <text:p>8</text:p>
          </table:table-cell>
          <table:table-cell office:value-type="string">
            <text:p>df</text:p>
          </table:table-cell>
          <table:table-cell office:value-type="string">
            <text:p><text:a xlink:href="mailto:amaa90@gmail.com">amaa90@gmail.com</text:a> </text:p>
          </table:table-cell>
          <table:table-cell office:value-type="string">
            <text:p>Ayudó con proyector</text:p>
          </table:table-cell>
          <table:table-cell table:number-columns-repeated="3"/>
          <table:table-cell table:formula="of:=+[.L33]/10" office:value-type="float" office:value="8.1">
            <text:p>8.1</text:p>
          </table:table-cell>
          <table:table-cell table:formula="of:=+[.R33]" office:value-type="float" office:value="8">
            <text:p>8</text:p>
          </table:table-cell>
          <table:table-cell table:formula="of:=+[.AD33]/2+[.AE33]/2" office:value-type="float" office:value="8.05">
            <text:p>8.05</text:p>
          </table:table-cell>
          <table:table-cell office:value-type="float" office:value="9">
            <text:p>9</text:p>
          </table:table-cell>
          <table:table-cell table:formula="of:=+[.AD33]*0.4+[.AE33]*0.4+[.AG33]*0.2" office:value-type="float" office:value="8.24">
            <text:p>8.2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00119760</text:p>
          </table:table-cell>
          <table:table-cell office:value-type="string">
            <text:p>MERCADO GONZALEZ ALBERTO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+[.E34]*[.E$2]+[.F34]*[.F$2]+[.G34]*[.G$2]" office:value-type="float" office:value="8.2">
            <text:p>8.2</text:p>
          </table:table-cell>
          <table:table-cell table:number-columns-repeated="2" office:value-type="float" office:value="7">
            <text:p>7</text:p>
          </table:table-cell>
          <table:table-cell table:formula="of:=+[.I34]*[.I$2]+[.J34]*[.J$2]" office:value-type="float" office:value="7">
            <text:p>7</text:p>
          </table:table-cell>
          <table:table-cell table:formula="of:=+([.H34]*[.H$2]+[.K34]*[.K$2])*10+[.M34]*10"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+[.P34]+[.Q34]" office:value-type="float" office:value="7">
            <text:p>7</text:p>
          </table:table-cell>
          <table:table-cell table:formula="of:=+[.L34]/10*0.5+[.R34]*0.5"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34]/10*0.4+[.R34]*0.4+[.T34]*0.2+[.U34]" office:value-type="float" office:value="7.44">
            <text:p>7.44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table:style-name="ce4" office:value-type="string">
            <text:p><text:a xlink:href="mailto:bemego@hotmail.com">bemego@hotmail.com</text:a> </text:p>
          </table:table-cell>
          <table:table-cell table:number-columns-repeated="4"/>
          <table:table-cell table:formula="of:=+[.L34]/10" office:value-type="float" office:value="7.6">
            <text:p>7.6</text:p>
          </table:table-cell>
          <table:table-cell table:formula="of:=+[.R34]" office:value-type="float" office:value="7">
            <text:p>7</text:p>
          </table:table-cell>
          <table:table-cell table:formula="of:=+[.AD34]/2+[.AE34]/2" office:value-type="float" office:value="7.3">
            <text:p>7.3</text:p>
          </table:table-cell>
          <table:table-cell table:formula="of:=+[.T34]" office:value-type="float" office:value="8">
            <text:p>8</text:p>
          </table:table-cell>
          <table:table-cell table:formula="of:=+[.AD34]*0.4+[.AE34]*0.4+[.AG34]*0.2" office:value-type="float" office:value="7.44">
            <text:p>7.44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000119982</text:p>
          </table:table-cell>
          <table:table-cell office:value-type="string">
            <text:p>ESCALANTE RIOS ALFONSO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+[.E35]*[.E$2]+[.F35]*[.F$2]+[.G35]*[.G$2]" office:value-type="float" office:value="8.6">
            <text:p>8.6</text:p>
          </table:table-cell>
          <table:table-cell office:value-type="float" office:value="7.4">
            <text:p>7.4</text:p>
          </table:table-cell>
          <table:table-cell office:value-type="float" office:value="8">
            <text:p>8</text:p>
          </table:table-cell>
          <table:table-cell table:formula="of:=+[.I35]*[.I$2]+[.J35]*[.J$2]" office:value-type="float" office:value="7.7">
            <text:p>7.7</text:p>
          </table:table-cell>
          <table:table-cell table:formula="of:=+([.H35]*[.H$2]+[.K35]*[.K$2])*10+[.M35]*10" office:value-type="float" office:value="81.5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35]+[.Q35]" office:value-type="float" office:value="8">
            <text:p>8</text:p>
          </table:table-cell>
          <table:table-cell table:formula="of:=+[.L35]/10*0.5+[.R35]*0.5" office:value-type="float" office:value="8.075">
            <text:p>8.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35]/10*0.4+[.R35]*0.4+[.T35]*0.2+[.U35]" office:value-type="float" office:value="8.06">
            <text:p>8.06</text:p>
          </table:table-cell>
          <table:table-cell office:value-type="float" office:value="8">
            <text:p>8</text:p>
          </table:table-cell>
          <table:table-cell office:value-type="string">
            <text:p>nl</text:p>
          </table:table-cell>
          <table:table-cell office:value-type="string">
            <text:p><text:a xlink:href="mailto:escalantealfonso@hotmail.com">escalantealfonso@hotmail.com</text:a> </text:p>
          </table:table-cell>
          <table:table-cell table:number-columns-repeated="4"/>
          <table:table-cell table:formula="of:=+[.L35]/10" office:value-type="float" office:value="8.15">
            <text:p>8.15</text:p>
          </table:table-cell>
          <table:table-cell table:formula="of:=+[.R35]" office:value-type="float" office:value="8">
            <text:p>8</text:p>
          </table:table-cell>
          <table:table-cell table:formula="of:=+[.AD35]/2+[.AE35]/2" office:value-type="float" office:value="8.075">
            <text:p>8.08</text:p>
          </table:table-cell>
          <table:table-cell table:formula="of:=+[.T35]" office:value-type="float" office:value="8">
            <text:p>8</text:p>
          </table:table-cell>
          <table:table-cell table:formula="of:=+[.AD35]*0.4+[.AE35]*0.4+[.AG35]*0.2" office:value-type="float" office:value="8.06">
            <text:p>8.0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00120380</text:p>
          </table:table-cell>
          <table:table-cell office:value-type="string">
            <text:p>BUSTAMANTE ZARDAIN LUIS MIGU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+[.E36]*[.E$2]+[.F36]*[.F$2]+[.G36]*[.G$2]"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+[.I36]*[.I$2]+[.J36]*[.J$2]" office:value-type="float" office:value="7.5">
            <text:p>7.5</text:p>
          </table:table-cell>
          <table:table-cell table:formula="of:=+([.H36]*[.H$2]+[.K36]*[.K$2])*10+[.M36]*10" office:value-type="float" office:value="75.5">
            <text:p>76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.5">
            <text:p>8.5</text:p>
          </table:table-cell>
          <table:table-cell/>
          <table:table-cell table:formula="of:=+[.P36]+[.Q36]" office:value-type="float" office:value="8.5">
            <text:p>8.5</text:p>
          </table:table-cell>
          <table:table-cell table:formula="of:=+[.L36]/10*0.5+[.R36]*0.5" office:value-type="float" office:value="8.025">
            <text:p>8.0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L36]/10*0.4+[.R36]*0.4+[.T36]*0.2+[.U36]" office:value-type="float" office:value="8.22">
            <text:p>8.22</text:p>
          </table:table-cell>
          <table:table-cell office:value-type="float" office:value="8">
            <text:p>8</text:p>
          </table:table-cell>
          <table:table-cell office:value-type="string">
            <text:p>oax</text:p>
          </table:table-cell>
          <table:table-cell office:value-type="string">
            <text:p>lmbz777@hotmail.com</text:p>
          </table:table-cell>
          <table:table-cell table:number-columns-repeated="4"/>
          <table:table-cell table:formula="of:=+[.L36]/10" office:value-type="float" office:value="7.55">
            <text:p>7.55</text:p>
          </table:table-cell>
          <table:table-cell table:formula="of:=+[.R36]" office:value-type="float" office:value="8.5">
            <text:p>8.5</text:p>
          </table:table-cell>
          <table:table-cell table:formula="of:=+[.AD36]/2+[.AE36]/2" office:value-type="float" office:value="8.025">
            <text:p>8.03</text:p>
          </table:table-cell>
          <table:table-cell table:formula="of:=+[.T36]" office:value-type="float" office:value="9">
            <text:p>9</text:p>
          </table:table-cell>
          <table:table-cell table:formula="of:=+[.AD36]*0.4+[.AE36]*0.4+[.AG36]*0.2" office:value-type="float" office:value="8.22">
            <text:p>8.2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00120521</text:p>
          </table:table-cell>
          <table:table-cell office:value-type="string">
            <text:p>HUITZIL GRANADOS HECTO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table:formula="of:=+[.E37]*[.E$2]+[.F37]*[.F$2]+[.G37]*[.G$2]"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+[.I37]*[.I$2]+[.J37]*[.J$2]" office:value-type="float" office:value="6.5">
            <text:p>6.5</text:p>
          </table:table-cell>
          <table:table-cell table:formula="of:=+([.H37]*[.H$2]+[.K37]*[.K$2])*10+[.M37]*10" office:value-type="float" office:value="65.5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37]+[.Q37]" office:value-type="float" office:value="8">
            <text:p>8</text:p>
          </table:table-cell>
          <table:table-cell table:formula="of:=+[.L37]/10*0.5+[.R37]*0.5" office:value-type="float" office:value="7.275">
            <text:p>7.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L37]/10*0.4+[.R37]*0.4+[.T37]*0.2+[.U37]"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string">
            <text:p>pue</text:p>
          </table:table-cell>
          <table:table-cell office:value-type="string">
            <text:p>hectorahg@gmail.com</text:p>
          </table:table-cell>
          <table:table-cell table:number-columns-repeated="4"/>
          <table:table-cell table:formula="of:=+[.L37]/10" office:value-type="float" office:value="6.55">
            <text:p>6.55</text:p>
          </table:table-cell>
          <table:table-cell table:formula="of:=+[.R37]" office:value-type="float" office:value="8">
            <text:p>8</text:p>
          </table:table-cell>
          <table:table-cell table:formula="of:=+[.AD37]/2+[.AE37]/2" office:value-type="float" office:value="7.275">
            <text:p>7.28</text:p>
          </table:table-cell>
          <table:table-cell table:formula="of:=+[.T37]" office:value-type="float" office:value="8">
            <text:p>8</text:p>
          </table:table-cell>
          <table:table-cell table:formula="of:=+[.AD37]*0.4+[.AE37]*0.4+[.AG37]*0.2" office:value-type="float" office:value="7.42">
            <text:p>7.4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00120641</text:p>
          </table:table-cell>
          <table:table-cell office:value-type="string">
            <text:p>TUACHI BUZALI JESS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+[.E38]*[.E$2]+[.F38]*[.F$2]+[.G38]*[.G$2]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+[.I38]*[.I$2]+[.J38]*[.J$2]" office:value-type="float" office:value="6.5">
            <text:p>6.5</text:p>
          </table:table-cell>
          <table:table-cell table:formula="of:=+([.H38]*[.H$2]+[.K38]*[.K$2])*10+[.M38]*10" office:value-type="float" office:value="62.5">
            <text:p>6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8.5">
            <text:p>8.5</text:p>
          </table:table-cell>
          <table:table-cell/>
          <table:table-cell table:formula="of:=+[.P38]+[.Q38]" office:value-type="float" office:value="8.5">
            <text:p>8.5</text:p>
          </table:table-cell>
          <table:table-cell table:formula="of:=+[.L38]/10*0.5+[.R38]*0.5" office:value-type="float" office:value="7.375">
            <text:p>7.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L38]/10*0.4+[.R38]*0.4+[.T38]*0.2+[.U38]"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office:value-type="string">
            <text:p><text:a xlink:href="mailto:jessica20691@hotmail.com">jessica20691@hotmail.com</text:a></text:p>
          </table:table-cell>
          <table:table-cell table:number-columns-repeated="4"/>
          <table:table-cell table:formula="of:=+[.L38]/10" office:value-type="float" office:value="6.25">
            <text:p>6.25</text:p>
          </table:table-cell>
          <table:table-cell table:formula="of:=+[.R38]" office:value-type="float" office:value="8.5">
            <text:p>8.5</text:p>
          </table:table-cell>
          <table:table-cell table:formula="of:=+[.AD38]/2+[.AE38]/2" office:value-type="float" office:value="7.375">
            <text:p>7.38</text:p>
          </table:table-cell>
          <table:table-cell table:formula="of:=+[.T38]" office:value-type="float" office:value="6">
            <text:p>6</text:p>
          </table:table-cell>
          <table:table-cell table:formula="of:=+[.AD38]*0.4+[.AE38]*0.4+[.AG38]*0.2" office:value-type="float" office:value="7.1">
            <text:p>7.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00122476</text:p>
          </table:table-cell>
          <table:table-cell office:value-type="string">
            <text:p>DAVID GARZA JIMEN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table:formula="of:=+[.E39]*[.E$2]+[.F39]*[.F$2]+[.G39]*[.G$2]" office:value-type="float" office:value="7.2">
            <text:p>7.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+[.I39]*[.I$2]+[.J39]*[.J$2]" office:value-type="float" office:value="8.5">
            <text:p>8.5</text:p>
          </table:table-cell>
          <table:table-cell table:formula="of:=+([.H39]*[.H$2]+[.K39]*[.K$2])*10+[.M39]*10" office:value-type="float" office:value="78.5">
            <text:p>79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formula="of:=+[.P39]+[.Q39]" office:value-type="float" office:value="8">
            <text:p>8</text:p>
          </table:table-cell>
          <table:table-cell table:formula="of:=+[.L39]/10*0.5+[.R39]*0.5" office:value-type="float" office:value="7.925">
            <text:p>7.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+[.L39]/10*0.4+[.R39]*0.4+[.T39]*0.2+[.U39]" office:value-type="float" office:value="7.34">
            <text:p>7.34</text:p>
          </table:table-cell>
          <table:table-cell office:value-type="float" office:value="7">
            <text:p>7</text:p>
          </table:table-cell>
          <table:table-cell office:value-type="string">
            <text:p>df</text:p>
          </table:table-cell>
          <table:table-cell office:value-type="string">
            <text:p><text:a xlink:href="mailto:jimena_taf@hotmail.com">jimena_taf@hotmail.com</text:a> </text:p>
          </table:table-cell>
          <table:table-cell table:number-columns-repeated="4"/>
          <table:table-cell table:formula="of:=+[.L39]/10" office:value-type="float" office:value="7.85">
            <text:p>7.85</text:p>
          </table:table-cell>
          <table:table-cell table:formula="of:=+[.R39]" office:value-type="float" office:value="8">
            <text:p>8</text:p>
          </table:table-cell>
          <table:table-cell table:formula="of:=+[.AD39]/2+[.AE39]/2" office:value-type="float" office:value="7.925">
            <text:p>7.93</text:p>
          </table:table-cell>
          <table:table-cell office:value-type="float" office:value="5">
            <text:p>5</text:p>
          </table:table-cell>
          <table:table-cell table:formula="of:=+[.AD39]*0.4+[.AE39]*0.4+[.AG39]*0.2" office:value-type="float" office:value="7.34">
            <text:p>7.34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00123288</text:p>
          </table:table-cell>
          <table:table-cell office:value-type="string">
            <text:p>CARRILLO TORRES RIGOBERTO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+[.E40]*[.E$2]+[.F40]*[.F$2]+[.G40]*[.G$2]" office:value-type="float" office:value="7.8">
            <text:p>7.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+[.I40]*[.I$2]+[.J40]*[.J$2]" office:value-type="float" office:value="5.5">
            <text:p>5.5</text:p>
          </table:table-cell>
          <table:table-cell table:formula="of:=+([.H40]*[.H$2]+[.K40]*[.K$2])*10+[.M40]*10" office:value-type="float" office:value="66.5">
            <text:p>67</text:p>
          </table:table-cell>
          <table:table-cell/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+[.P40]+[.Q40]" office:value-type="float" office:value="9">
            <text:p>9</text:p>
          </table:table-cell>
          <table:table-cell table:formula="of:=+[.L40]/10*0.5+[.R40]*0.5" office:value-type="float" office:value="7.825">
            <text:p>7.8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L40]/10*0.4+[.R40]*0.4+[.T40]*0.2+[.U40]" office:value-type="float" office:value="7.46">
            <text:p>7.46</text:p>
          </table:table-cell>
          <table:table-cell office:value-type="float" office:value="8">
            <text:p>8</text:p>
          </table:table-cell>
          <table:table-cell office:value-type="string">
            <text:p>gua</text:p>
          </table:table-cell>
          <table:table-cell office:value-type="string">
            <text:p><text:a xlink:href="mailto:carillo_rg90@hotmail.com">carillo_rg90@hotmail.com</text:a></text:p>
          </table:table-cell>
          <table:table-cell table:number-columns-repeated="4"/>
          <table:table-cell table:formula="of:=+[.L40]/10" office:value-type="float" office:value="6.65">
            <text:p>6.65</text:p>
          </table:table-cell>
          <table:table-cell table:formula="of:=+[.R40]" office:value-type="float" office:value="9">
            <text:p>9</text:p>
          </table:table-cell>
          <table:table-cell table:formula="of:=+[.AD40]/2+[.AE40]/2" office:value-type="float" office:value="7.825">
            <text:p>7.83</text:p>
          </table:table-cell>
          <table:table-cell table:formula="of:=+[.T40]" office:value-type="float" office:value="6">
            <text:p>6</text:p>
          </table:table-cell>
          <table:table-cell table:formula="of:=+[.AD40]*0.4+[.AE40]*0.4+[.AG40]*0.2" office:value-type="float" office:value="7.46">
            <text:p>7.4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  <table:table-cell table:formula="of:=AVERAGE([.E4:.E40])" office:value-type="float" office:value="8.05405405405405">
            <text:p>8.05</text:p>
          </table:table-cell>
          <table:table-cell table:formula="of:=AVERAGE([.F4:.F40])" office:value-type="float" office:value="8.62162162162162">
            <text:p>8.62</text:p>
          </table:table-cell>
          <table:table-cell table:formula="of:=AVERAGE([.G4:.G40])" office:value-type="float" office:value="7.61621621621622">
            <text:p>7.62</text:p>
          </table:table-cell>
          <table:table-cell table:formula="of:=AVERAGE([.H4:.H40])" office:value-type="float" office:value="7.30054054054054">
            <text:p>7.3</text:p>
          </table:table-cell>
          <table:table-cell table:formula="of:=AVERAGE([.I4:.I40])" office:value-type="float" office:value="7.38918918918919">
            <text:p>7.39</text:p>
          </table:table-cell>
          <table:table-cell table:formula="of:=AVERAGE([.J4:.J40])" office:value-type="float" office:value="7.74324324324324">
            <text:p>7.74</text:p>
          </table:table-cell>
          <table:table-cell table:formula="of:=AVERAGE([.K4:.K40])" office:value-type="float" office:value="7.56621621621622">
            <text:p>7.57</text:p>
          </table:table-cell>
          <table:table-cell table:style-name="Default" table:formula="of:=AVERAGE([.L4:.L40])" office:value-type="float" office:value="74.6310810810811">
            <text:p>74.63</text:p>
          </table:table-cell>
          <table:table-cell/>
          <table:table-cell office:value-type="string">
            <text:p>.</text:p>
          </table:table-cell>
          <table:table-cell table:number-columns-repeated="3"/>
          <table:table-cell table:formula="of:=AVERAGE([.R4:.R40])" office:value-type="float" office:value="8.14864864864865">
            <text:p>8.15</text:p>
          </table:table-cell>
          <table:table-cell table:number-columns-repeated="2"/>
          <table:table-cell table:formula="of:=AVERAGE([.U4:.U40])" office:value-type="float" office:value="0.0337837837837838">
            <text:p>0.03</text:p>
          </table:table-cell>
          <table:table-cell table:formula="of:=AVERAGE([.V4:.V40])" office:value-type="float" office:value="7.85145945945946">
            <text:p>7.85</text:p>
          </table:table-cell>
          <table:table-cell table:style-name="ce3" table:formula="of:=AVERAGE([.W4:.W40])" office:value-type="float" office:value="7.97222222222222">
            <text:p>7.97</text:p>
          </table:table-cell>
          <table:table-cell table:number-columns-repeated="11"/>
          <table:table-cell table:style-name="Default"/>
          <table:table-cell/>
        </table:table-row>
      </table:table>
      <table:database-ranges>
        <table:database-range table:target-range-address="Sheet1.A3:Sheet1.AJ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3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3:59:56.08</dc:date>
    <dc:creator>Eric Magar</dc:creator>
    <meta:generator>OpenOffice.org/3.3$Win32 OpenOffice.org_project/330m20$Build-9567</meta:generator>
    <meta:editing-duration>P4DT21H47M55S</meta:editing-duration>
    <meta:editing-cycles>114</meta:editing-cycles>
    <meta:printed-by>eric magar</meta:printed-by>
    <meta:print-date>2011-10-20T12:25:34.98</meta:print-date>
    <meta:document-statistic meta:table-count="1" meta:cell-count="1212" meta:object-count="0"/>
  </office:meta>
</office:document-meta>
</file>